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kson2ObjectMapperFactoryBeanTests.setFil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ckson2ObjectMapperFactoryBeanTests.completeSetu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Jackson2ObjectMapperFactoryBeanTests.setCreateXml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ckson2ObjectMapperFactoryBeanTests.setModu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ckson2ObjectMapperFactoryBeanTests.s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ckson2ObjectMapperFactoryBeanTests.setSimpleDate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ckson2ObjectMapperFactoryBeanTests.nonNullSerializationInclu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stomIntegerModule.setupModule( Setup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ckson2ObjectMapperFactoryBeanTests.nonEmptySerializationInclu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cksonFilteredBean.setProperty2( String property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FilteredBean.getProperty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FactoryBeanTests.setMixIn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ackson2ObjectMapperFactoryBeanTests.nonDefaultSerializationInclu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ckson2ObjectMapperFactoryBeanTests.getSerializerFactoryConfig( ObjectMapper object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FactoryBeanTests.unknownFea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cksonFilteredBean.setProperty1( String property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FactoryBeanTests.se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ckson2ObjectMapperFactoryBeanTests.setObject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ckson2ObjectMapperFactoryBeanTests.setTimeZ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ckson2ObjectMapperFactoryBeanTests.getDeserializerFactoryConfig( ObjectMapper object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FactoryBeanTests.propertyNaming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stomIntegerModule.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FilteredBean.JacksonFilteredBean( String property1 , String property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cksonFilteredBean.getProperty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FactoryBeanTests.defaultSerializationInclu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stomIntegerSerializer.serialize( Integer value , JsonGenerator gen , SerializerProvider serializ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ckson2ObjectMapperFactoryBeanTests.setTimeZoneWithInvalidZon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stomIntegerModule.getModu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FactoryBeanTests.booleanSet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ackson2ObjectMapperFactoryBeanTests.undefined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FactoryBeanTests.simple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ckson2ObjectMapperFactoryBeanTests.setDate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